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d3d3ab" draw:opacity="70%" draw:shadow="hidden"/>
    </style:style>
    <style:style style:name="gr2" style:family="graphic" style:parent-style-name="standard">
      <style:graphic-properties draw:stroke="solid" svg:stroke-width="0.008cm" svg:stroke-color="#000000" svg:stroke-opacity="100%" draw:stroke-linejoin="round" draw:fill="none" fo:padding-top="0.129cm" fo:padding-bottom="0.129cm" fo:padding-left="0.254cm" fo:padding-right="0.254cm" draw:shadow="hidden"/>
    </style:style>
    <style:style style:name="gr3" style:family="graphic" style:parent-style-name="standard">
      <style:graphic-properties draw:stroke="none" draw:fill="none" draw:textarea-vertical-align="middle" fo:min-height="0.76cm" fo:min-width="2.54cm" fo:padding-top="0.141cm" fo:padding-bottom="0.141cm" fo:padding-left="0.141cm" fo:padding-right="0.141cm"/>
    </style:style>
    <style:style style:name="gr4" style:family="graphic" style:parent-style-name="standard">
      <style:graphic-properties draw:stroke="none" draw:fill="none" draw:textarea-vertical-align="middle" fo:min-height="2.517cm" fo:min-width="2.54cm" fo:padding-top="0.141cm" fo:padding-bottom="0.141cm" fo:padding-left="0.141cm" fo:padding-right="0.141cm"/>
    </style:style>
    <style:style style:name="gr5" style:family="graphic" style:parent-style-name="standard">
      <style:graphic-properties draw:stroke="none" draw:fill="solid" draw:fill-color="#d3d3ab" draw:shadow="hidden"/>
    </style:style>
    <style:style style:name="gr6" style:family="graphic" style:parent-style-name="standard">
      <style:graphic-properties draw:stroke="none" draw:fill="none" draw:textarea-vertical-align="middle" fo:min-height="2.285cm" fo:min-width="2.54cm" fo:padding-top="0.141cm" fo:padding-bottom="0.141cm" fo:padding-left="0.141cm" fo:padding-right="0.141cm"/>
    </style:style>
    <style:style style:name="gr7" style:family="graphic" style:parent-style-name="standard">
      <style:graphic-properties draw:stroke="none" draw:fill="none" draw:textarea-vertical-align="middle" fo:min-height="1.668cm" fo:min-width="2.54cm" fo:padding-top="0.141cm" fo:padding-bottom="0.141cm" fo:padding-left="0.141cm" fo:padding-right="0.141cm"/>
    </style:style>
    <style:style style:name="gr8" style:family="graphic" style:parent-style-name="standard">
      <style:graphic-properties draw:stroke="none" draw:fill="none" draw:textarea-vertical-align="middle" fo:min-height="0.937cm" fo:min-width="2.54cm" fo:padding-top="0.141cm" fo:padding-bottom="0.141cm" fo:padding-left="0.141cm" fo:padding-right="0.141cm"/>
    </style:style>
    <style:style style:name="gr9" style:family="graphic" style:parent-style-name="standard">
      <style:graphic-properties draw:stroke="none" draw:fill="none" draw:textarea-vertical-align="middle" fo:min-height="1.136cm" fo:min-width="2.54cm" fo:padding-top="0.141cm" fo:padding-bottom="0.141cm" fo:padding-left="0.141cm" fo:padding-right="0.141cm"/>
    </style:style>
    <style:style style:name="gr10" style:family="graphic" style:parent-style-name="standard">
      <style:graphic-properties draw:stroke="none" draw:fill="none" draw:textarea-vertical-align="middle" fo:min-height="0.918cm" fo:min-width="2.54cm" fo:padding-top="0.141cm" fo:padding-bottom="0.141cm" fo:padding-left="0.141cm" fo:padding-right="0.141cm"/>
    </style:style>
    <style:style style:name="gr11" style:family="graphic" style:parent-style-name="standard">
      <style:graphic-properties draw:stroke="none" draw:fill="none" draw:textarea-vertical-align="middle" fo:min-height="0.517cm" fo:min-width="2.54cm" fo:padding-top="0.141cm" fo:padding-bottom="0.141cm" fo:padding-left="0.141cm" fo:padding-right="0.141cm"/>
    </style:style>
    <style:style style:name="gr12" style:family="graphic" style:parent-style-name="standard">
      <style:graphic-properties draw:stroke="none" draw:fill="none" draw:textarea-vertical-align="middle" fo:min-height="3.836cm" fo:min-width="2.54cm" fo:padding-top="0.141cm" fo:padding-bottom="0.141cm" fo:padding-left="0.141cm" fo:padding-right="0.141cm"/>
    </style:style>
    <style:style style:name="gr13" style:family="graphic" style:parent-style-name="standard">
      <style:graphic-properties draw:stroke="none" draw:fill="none" draw:textarea-vertical-align="middle" fo:min-height="1.755cm" fo:min-width="2.54cm" fo:padding-top="0.141cm" fo:padding-bottom="0.141cm" fo:padding-left="0.141cm" fo:padding-right="0.141cm"/>
    </style:style>
    <style:style style:name="gr14" style:family="graphic" style:parent-style-name="standard">
      <style:graphic-properties draw:stroke="none" draw:fill="none" draw:textarea-vertical-align="middle" fo:min-height="3.436cm" fo:min-width="2.54cm" fo:padding-top="0.141cm" fo:padding-bottom="0.141cm" fo:padding-left="0.141cm" fo:padding-right="0.141cm"/>
    </style:style>
    <style:style style:name="P1" style:family="paragraph">
      <loext:graphic-properties draw:fill="solid" draw:fill-color="#d3d3ab" draw:opacity="70%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P5" style:family="paragraph">
      <loext:graphic-properties draw:fill="solid" draw:fill-color="#d3d3ab"/>
    </style:style>
    <style:style style:name="T1" style:family="text">
      <style:text-properties fo:color="#000000" style:font-name="Calibri1" fo:font-size="12pt" style:font-name-asian="Calibri1" style:font-size-asian="12pt" style:font-name-complex="Calibri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g>
          <draw:polygon draw:style-name="gr1" draw:text-style-name="P1" draw:layer="layout" svg:width="16.952cm" svg:height="8.6cm" svg:x="0.238cm" svg:y="3.252cm" svg:viewBox="0 0 16953 8601" draw:points="0,8601 16953,8601 16953,0 0,0">
            <text:p/>
          </draw:polygon>
          <draw:polygon draw:style-name="gr2" draw:text-style-name="P2" draw:layer="layout" svg:width="16.952cm" svg:height="8.6cm" svg:x="0.238cm" svg:y="3.252cm" svg:viewBox="0 0 16953 8601" draw:points="0,8601 16953,8601 16953,0 0,0">
            <text:p/>
          </draw:polygon>
        </draw:g>
        <draw:frame draw:style-name="gr3" draw:text-style-name="P2" draw:layer="layout" svg:width="4.673cm" svg:height="1.042cm" svg:x="8.228cm" svg:y="10.752cm">
          <draw:text-box>
            <text:p text:style-name="P3"><text:span text:style-name="T1">PDUQueue module</text:span></text:p>
          </draw:text-box>
        </draw:frame>
        <draw:g>
          <draw:polygon draw:style-name="gr1" draw:text-style-name="P1" draw:layer="layout" svg:width="2.845cm" svg:height="2.108cm" draw:transform="skewX (0.000523598775598299) rotate (1.57777764380287) translate (0.395226828502759cm 14.6820854227897cm)" svg:viewBox="0 0 2846 2109" draw:points="527,527 527,0 0,1055 526,2107 526,1581 2319,1582 2319,2109 2846,1056 2319,1 2319,527">
            <text:p/>
          </draw:polygon>
          <draw:polygon draw:style-name="gr2" draw:text-style-name="P2" draw:layer="layout" svg:width="2.845cm" svg:height="2.108cm" draw:transform="skewX (0.000523598775598299) rotate (1.57777764380287) translate (0.395226828502759cm 14.6820854227897cm)" svg:viewBox="0 0 2846 2109" draw:points="527,527 527,0 0,1055 526,2107 526,1581 2319,1582 2319,2109 2846,1056 2319,1 2319,527">
            <text:p/>
          </draw:polygon>
        </draw:g>
        <draw:frame draw:style-name="gr4" draw:text-style-name="P4" draw:layer="layout" svg:width="3.61cm" svg:height="2.799cm" draw:transform="rotate (-0.00506145483078437) translate (-0.353cm 11.824cm)">
          <draw:text-box>
            <text:p text:style-name="P3"><text:span text:style-name="T1">Data </text:span><text:span text:style-name="T1"><text:line-break/></text:span><text:span text:style-name="T1">and </text:span><text:span text:style-name="T1"><text:line-break/></text:span><text:span text:style-name="T1">ctrl. </text:span><text:span text:style-name="T1"><text:line-break/></text:span><text:span text:style-name="T1">in</text:span></text:p>
          </draw:text-box>
        </draw:frame>
        <draw:g>
          <draw:polygon draw:style-name="gr5" draw:text-style-name="P5" draw:layer="layout" svg:width="4.126cm" svg:height="2.6cm" svg:x="5.038cm" svg:y="8.052cm" svg:viewBox="0 0 4127 2601" draw:points="0,2601 4127,2601 4127,0 0,0">
            <text:p/>
          </draw:polygon>
          <draw:polygon draw:style-name="gr2" draw:text-style-name="P2" draw:layer="layout" svg:width="4.126cm" svg:height="2.6cm" svg:x="5.038cm" svg:y="8.052cm" svg:viewBox="0 0 4127 2601" draw:points="0,2601 4127,2601 4127,0 0,0">
            <text:p/>
          </draw:polygon>
        </draw:g>
        <draw:frame draw:style-name="gr6" draw:text-style-name="P4" draw:layer="layout" svg:width="4.105cm" svg:height="2.567cm" svg:x="5.038cm" svg:y="8.052cm">
          <draw:text-box>
            <text:p text:style-name="P3"><text:span text:style-name="T1">FIFO</text:span></text:p>
          </draw:text-box>
        </draw:frame>
        <draw:g>
          <draw:polygon draw:style-name="gr5" draw:text-style-name="P5" draw:layer="layout" svg:width="4cm" svg:height="1.95cm" svg:x="2.538cm" svg:y="4.602cm" svg:viewBox="0 0 4001 1951" draw:points="0,1951 4001,1951 4001,0 0,0">
            <text:p/>
          </draw:polygon>
          <draw:polygon draw:style-name="gr2" draw:text-style-name="P2" draw:layer="layout" svg:width="4cm" svg:height="1.95cm" svg:x="2.538cm" svg:y="4.602cm" svg:viewBox="0 0 4001 1951" draw:points="0,1951 4001,1951 4001,0 0,0">
            <text:p/>
          </draw:polygon>
        </draw:g>
        <draw:frame draw:style-name="gr7" draw:text-style-name="P2" draw:layer="layout" svg:width="4cm" svg:height="1.95cm" svg:x="2.538cm" svg:y="4.602cm">
          <draw:text-box>
            <text:p text:style-name="P3"><text:span text:style-name="T1">RX state machine</text:span></text:p>
          </draw:text-box>
        </draw:frame>
        <draw:g>
          <draw:polygon draw:style-name="gr5" draw:text-style-name="P5" draw:layer="layout" svg:width="4.2cm" svg:height="1.95cm" svg:x="7.475cm" svg:y="4.602cm" svg:viewBox="0 0 4201 1951" draw:points="0,1951 4201,1951 4201,0 0,0">
            <text:p/>
          </draw:polygon>
          <draw:polygon draw:style-name="gr2" draw:text-style-name="P2" draw:layer="layout" svg:width="4.2cm" svg:height="1.95cm" svg:x="7.475cm" svg:y="4.602cm" svg:viewBox="0 0 4201 1951" draw:points="0,1951 4201,1951 4201,0 0,0">
            <text:p/>
          </draw:polygon>
        </draw:g>
        <draw:frame draw:style-name="gr7" draw:text-style-name="P2" draw:layer="layout" svg:width="4.2cm" svg:height="1.95cm" svg:x="7.414cm" svg:y="4.621cm">
          <draw:text-box>
            <text:p text:style-name="P3"><text:span text:style-name="T1">Proccessing state macheine</text:span></text:p>
          </draw:text-box>
        </draw:frame>
        <draw:polygon draw:style-name="gr5" draw:text-style-name="P5" draw:layer="layout" svg:width="2.4cm" svg:height="1.2cm" svg:x="2.638cm" svg:y="8.752cm" svg:viewBox="0 0 2401 1201" draw:points="0,900 2100,901 2100,1201 2401,601 2101,0 2101,300 0,299">
          <text:p/>
        </draw:polygon>
        <draw:frame draw:style-name="gr8" draw:text-style-name="P2" draw:layer="layout" svg:width="2.4cm" svg:height="1.219cm" svg:x="2.638cm" svg:y="8.743cm">
          <draw:text-box>
            <text:p/>
          </draw:text-box>
        </draw:frame>
        <draw:polygon draw:style-name="gr2" draw:text-style-name="P2" draw:layer="layout" svg:width="2.4cm" svg:height="1.2cm" svg:x="2.638cm" svg:y="8.752cm" svg:viewBox="0 0 2401 1201" draw:points="0,900 2100,901 2100,1201 2401,601 2101,0 2101,300 0,299">
          <text:p/>
        </draw:polygon>
        <draw:frame draw:style-name="gr8" draw:text-style-name="P2" draw:layer="layout" svg:width="2.4cm" svg:height="1.219cm" svg:x="2.638cm" svg:y="8.743cm">
          <draw:text-box>
            <text:p/>
          </draw:text-box>
        </draw:frame>
        <draw:frame draw:style-name="gr9" draw:text-style-name="P2" draw:layer="layout" svg:width="2.973cm" svg:height="1.418cm" svg:x="2.365cm" svg:y="9.843cm">
          <draw:text-box>
            <text:p text:style-name="P3"><text:span text:style-name="T1">Data <text:s/>and control in</text:span></text:p>
          </draw:text-box>
        </draw:frame>
        <draw:polygon draw:style-name="gr5" draw:text-style-name="P5" draw:layer="layout" svg:width="0.5cm" svg:height="1.5cm" svg:x="5.528cm" svg:y="6.552cm" svg:viewBox="0 0 501 1501" draw:points="124,0 124,1376 0,1376 250,1501 501,1376 375,1376 375,0">
          <text:p/>
        </draw:polygon>
        <draw:frame draw:style-name="gr8" draw:text-style-name="P2" draw:layer="layout" svg:width="1.5cm" svg:height="1.219cm" draw:transform="rotate (1.5707963267949) translate (5.169cm 8.052cm)">
          <draw:text-box>
            <text:p/>
          </draw:text-box>
        </draw:frame>
        <draw:polygon draw:style-name="gr2" draw:text-style-name="P2" draw:layer="layout" svg:width="0.5cm" svg:height="1.5cm" svg:x="5.528cm" svg:y="6.552cm" svg:viewBox="0 0 501 1501" draw:points="124,0 124,1376 0,1376 250,1501 501,1376 375,1376 375,0">
          <text:p/>
        </draw:polygon>
        <draw:frame draw:style-name="gr8" draw:text-style-name="P2" draw:layer="layout" svg:width="1.5cm" svg:height="1.219cm" draw:transform="rotate (1.5707963267949) translate (5.169cm 8.052cm)">
          <draw:text-box>
            <text:p/>
          </draw:text-box>
        </draw:frame>
        <draw:frame draw:style-name="gr9" draw:text-style-name="P2" draw:layer="layout" svg:width="1.9cm" svg:height="1.418cm" svg:x="5.688cm" svg:y="6.493cm">
          <draw:text-box>
            <text:p text:style-name="P3"><text:span text:style-name="T1">Write control</text:span></text:p>
          </draw:text-box>
        </draw:frame>
        <draw:polygon draw:style-name="gr5" draw:text-style-name="P5" draw:layer="layout" svg:width="0.8cm" svg:height="2.3cm" svg:x="3.538cm" svg:y="6.552cm" svg:viewBox="0 0 801 2301" draw:points="600,2301 600,199 801,199 400,0 0,199 199,199 199,2301">
          <text:p/>
        </draw:polygon>
        <draw:frame draw:style-name="gr8" draw:text-style-name="P2" draw:layer="layout" svg:width="2.3cm" svg:height="1.219cm" draw:transform="rotate (1.5707963267949) translate (3.329cm 8.852cm)">
          <draw:text-box>
            <text:p/>
          </draw:text-box>
        </draw:frame>
        <draw:polygon draw:style-name="gr2" draw:text-style-name="P2" draw:layer="layout" svg:width="0.8cm" svg:height="2.3cm" svg:x="3.538cm" svg:y="6.552cm" svg:viewBox="0 0 801 2301" draw:points="600,2301 600,199 801,199 400,0 0,199 199,199 199,2301">
          <text:p/>
        </draw:polygon>
        <draw:frame draw:style-name="gr8" draw:text-style-name="P2" draw:layer="layout" svg:width="2.3cm" svg:height="1.219cm" draw:transform="rotate (1.5707963267949) translate (3.329cm 8.852cm)">
          <draw:text-box>
            <text:p/>
          </draw:text-box>
        </draw:frame>
        <draw:frame draw:style-name="gr9" draw:text-style-name="P2" draw:layer="layout" svg:width="2.3cm" svg:height="1.418cm" svg:x="1.588cm" svg:y="7.043cm">
          <draw:text-box>
            <text:p text:style-name="P3"><text:span text:style-name="T1">Delay control</text:span></text:p>
          </draw:text-box>
        </draw:frame>
        <draw:polygon draw:style-name="gr5" draw:text-style-name="P5" draw:layer="layout" svg:width="5.499cm" svg:height="1.2cm" svg:x="9.175cm" svg:y="8.752cm" svg:viewBox="0 0 5500 1201" draw:points="0,900 5205,901 5205,1201 5500,601 5205,0 5205,300 0,299">
          <text:p/>
        </draw:polygon>
        <draw:frame draw:style-name="gr8" draw:text-style-name="P2" draw:layer="layout" svg:width="5.499cm" svg:height="1.219cm" svg:x="9.175cm" svg:y="8.743cm">
          <draw:text-box>
            <text:p/>
          </draw:text-box>
        </draw:frame>
        <draw:polygon draw:style-name="gr2" draw:text-style-name="P2" draw:layer="layout" svg:width="5.499cm" svg:height="1.2cm" svg:x="9.175cm" svg:y="8.752cm" svg:viewBox="0 0 5500 1201" draw:points="0,900 5205,901 5205,1201 5500,601 5205,0 5205,300 0,299">
          <text:p/>
        </draw:polygon>
        <draw:frame draw:style-name="gr8" draw:text-style-name="P2" draw:layer="layout" svg:width="5.499cm" svg:height="1.219cm" svg:x="9.175cm" svg:y="8.743cm">
          <draw:text-box>
            <text:p/>
          </draw:text-box>
        </draw:frame>
        <draw:frame draw:style-name="gr10" draw:text-style-name="P4" draw:layer="layout" svg:width="5.6cm" svg:height="1.2cm" svg:x="9.175cm" svg:y="8.752cm">
          <draw:text-box>
            <text:p text:style-name="P3"><text:span text:style-name="T1">Data and control out</text:span></text:p>
          </draw:text-box>
        </draw:frame>
        <draw:polygon draw:style-name="gr5" draw:text-style-name="P5" draw:layer="layout" svg:width="0.8cm" svg:height="4cm" svg:x="13.275cm" svg:y="5.052cm" svg:viewBox="0 0 801 4001" draw:points="600,4001 600,199 801,200 400,0 0,199 199,199 199,4001">
          <text:p/>
        </draw:polygon>
        <draw:frame draw:style-name="gr8" draw:text-style-name="P2" draw:layer="layout" svg:width="4cm" svg:height="1.219cm" draw:transform="rotate (1.5707963267949) translate (13.066cm 9.052cm)">
          <draw:text-box>
            <text:p/>
          </draw:text-box>
        </draw:frame>
        <draw:polygon draw:style-name="gr2" draw:text-style-name="P2" draw:layer="layout" svg:width="0.8cm" svg:height="4cm" svg:x="13.275cm" svg:y="5.052cm" svg:viewBox="0 0 801 4001" draw:points="600,4001 600,199 801,200 400,0 0,199 199,199 199,4001">
          <text:p/>
        </draw:polygon>
        <draw:frame draw:style-name="gr8" draw:text-style-name="P2" draw:layer="layout" svg:width="4cm" svg:height="1.219cm" draw:transform="rotate (1.5707963267949) translate (13.066cm 9.052cm)">
          <draw:text-box>
            <text:p/>
          </draw:text-box>
        </draw:frame>
        <draw:frame draw:style-name="gr9" draw:text-style-name="P2" draw:layer="layout" svg:width="2.24cm" svg:height="1.418cm" svg:x="13.635cm" svg:y="5.234cm">
          <draw:text-box>
            <text:p text:style-name="P3"><text:span text:style-name="T1">Control data</text:span></text:p>
          </draw:text-box>
        </draw:frame>
        <draw:polygon draw:style-name="gr5" draw:text-style-name="P5" draw:layer="layout" svg:width="0.5cm" svg:height="1.5cm" svg:x="8.525cm" svg:y="6.552cm" svg:viewBox="0 0 501 1501" draw:points="124,0 124,1376 0,1376 250,1501 501,1376 377,1376 377,0">
          <text:p/>
        </draw:polygon>
        <draw:frame draw:style-name="gr8" draw:text-style-name="P2" draw:layer="layout" svg:width="1.5cm" svg:height="1.219cm" draw:transform="rotate (1.5707963267949) translate (8.166cm 8.052cm)">
          <draw:text-box>
            <text:p/>
          </draw:text-box>
        </draw:frame>
        <draw:polygon draw:style-name="gr2" draw:text-style-name="P2" draw:layer="layout" svg:width="0.5cm" svg:height="1.5cm" svg:x="8.525cm" svg:y="6.552cm" svg:viewBox="0 0 501 1501" draw:points="124,0 124,1376 0,1376 250,1501 501,1376 377,1376 377,0">
          <text:p/>
        </draw:polygon>
        <draw:frame draw:style-name="gr8" draw:text-style-name="P2" draw:layer="layout" svg:width="1.5cm" svg:height="1.219cm" draw:transform="rotate (1.5707963267949) translate (8.166cm 8.052cm)">
          <draw:text-box>
            <text:p/>
          </draw:text-box>
        </draw:frame>
        <draw:frame draw:style-name="gr9" draw:text-style-name="P2" draw:layer="layout" svg:width="1.75cm" svg:height="1.418cm" svg:x="8.775cm" svg:y="6.443cm">
          <draw:text-box>
            <text:p text:style-name="P3"><text:span text:style-name="T1">Read control</text:span></text:p>
          </draw:text-box>
        </draw:frame>
        <draw:polygon draw:style-name="gr5" draw:text-style-name="P5" draw:layer="layout" svg:width="1.4cm" svg:height="0.8cm" svg:x="2.738cm" svg:y="8.252cm" svg:viewBox="0 0 1401 801" draw:points="1401,200 200,200 200,0 0,401 200,801 200,601 1401,601">
          <text:p/>
        </draw:polygon>
        <draw:frame draw:style-name="gr8" draw:text-style-name="P2" draw:layer="layout" svg:width="1.4cm" svg:height="1.219cm" svg:x="2.738cm" svg:y="8.043cm">
          <draw:text-box>
            <text:p/>
          </draw:text-box>
        </draw:frame>
        <draw:polygon draw:style-name="gr2" draw:text-style-name="P2" draw:layer="layout" svg:width="1.4cm" svg:height="0.8cm" svg:x="2.738cm" svg:y="8.252cm" svg:viewBox="0 0 1401 801" draw:points="1401,200 200,200 200,0 0,401 200,801 200,601 1401,601">
          <text:p/>
        </draw:polygon>
        <draw:frame draw:style-name="gr8" draw:text-style-name="P2" draw:layer="layout" svg:width="1.4cm" svg:height="1.219cm" svg:x="2.738cm" svg:y="8.043cm">
          <draw:text-box>
            <text:p/>
          </draw:text-box>
        </draw:frame>
        <draw:frame draw:style-name="gr8" draw:text-style-name="P2" draw:layer="layout" svg:width="1.703cm" svg:height="1.219cm" draw:transform="rotate (-3.14159265358979) translate (4.038cm 9.161cm)">
          <draw:text-box>
            <text:p/>
          </draw:text-box>
        </draw:frame>
        <draw:polygon draw:style-name="gr5" draw:text-style-name="P5" draw:layer="layout" svg:width="3.674cm" svg:height="0.5cm" svg:x="11cm" svg:y="8.302cm" svg:viewBox="0 0 3675 501" draw:points="0,375 3554,375 3554,501 3675,250 3554,0 3554,124 0,124">
          <text:p/>
        </draw:polygon>
        <draw:frame draw:style-name="gr8" draw:text-style-name="P2" draw:layer="layout" svg:width="3.674cm" svg:height="1.219cm" svg:x="11cm" svg:y="7.943cm">
          <draw:text-box>
            <text:p/>
          </draw:text-box>
        </draw:frame>
        <draw:polygon draw:style-name="gr2" draw:text-style-name="P2" draw:layer="layout" svg:width="3.674cm" svg:height="0.5cm" svg:x="11cm" svg:y="8.302cm" svg:viewBox="0 0 3675 501" draw:points="0,375 3554,375 3554,501 3675,250 3554,0 3554,124 0,124">
          <text:p/>
        </draw:polygon>
        <draw:frame draw:style-name="gr8" draw:text-style-name="P2" draw:layer="layout" svg:width="3.674cm" svg:height="1.219cm" svg:x="11cm" svg:y="7.943cm">
          <draw:text-box>
            <text:p/>
          </draw:text-box>
        </draw:frame>
        <draw:frame draw:style-name="gr11" draw:text-style-name="P2" draw:layer="layout" svg:width="3.775cm" svg:height="0.799cm" svg:x="10.438cm" svg:y="7.452cm">
          <draw:text-box>
            <text:p text:style-name="P3"><text:span text:style-name="T1">Control out</text:span></text:p>
          </draw:text-box>
        </draw:frame>
        <draw:polygon draw:style-name="gr5" draw:text-style-name="P5" draw:layer="layout" svg:width="0.5cm" svg:height="2.12cm" svg:x="10.875cm" svg:y="6.552cm" svg:viewBox="0 0 501 2121" draw:points="377,2121 377,124 501,124 250,0 0,124 124,124 124,2121">
          <text:p/>
        </draw:polygon>
        <draw:frame draw:style-name="gr8" draw:text-style-name="P2" draw:layer="layout" svg:width="2.12cm" svg:height="1.219cm" draw:transform="rotate (1.5707963267949) translate (10.516cm 8.672cm)">
          <draw:text-box>
            <text:p/>
          </draw:text-box>
        </draw:frame>
        <draw:polygon draw:style-name="gr2" draw:text-style-name="P2" draw:layer="layout" svg:width="0.5cm" svg:height="2.12cm" svg:x="10.875cm" svg:y="6.552cm" svg:viewBox="0 0 501 2121" draw:points="377,2121 377,124 501,124 250,0 0,124 124,124 124,2121">
          <text:p/>
        </draw:polygon>
        <draw:frame draw:style-name="gr8" draw:text-style-name="P2" draw:layer="layout" svg:width="2.12cm" svg:height="1.219cm" draw:transform="rotate (1.5707963267949) translate (10.516cm 8.672cm)">
          <draw:text-box>
            <text:p/>
          </draw:text-box>
        </draw:frame>
        <draw:frame draw:style-name="gr8" draw:text-style-name="P2" draw:layer="layout" svg:width="2.12cm" svg:height="1.219cm" svg:x="9.315cm" svg:y="7.215cm">
          <draw:text-box>
            <text:p/>
          </draw:text-box>
        </draw:frame>
        <draw:g>
          <draw:polygon draw:style-name="gr5" draw:text-style-name="P5" draw:layer="layout" svg:width="2.493cm" svg:height="3.64cm" svg:x="14.672cm" svg:y="8.209cm" svg:viewBox="0 0 2494 3641" draw:points="0,3641 2494,3641 2494,0 0,0">
            <text:p/>
          </draw:polygon>
          <draw:polygon draw:style-name="gr2" draw:text-style-name="P2" draw:layer="layout" svg:width="2.493cm" svg:height="3.64cm" svg:x="14.672cm" svg:y="8.209cm" svg:viewBox="0 0 2494 3641" draw:points="0,3641 2494,3641 2494,0 0,0">
            <text:p/>
          </draw:polygon>
        </draw:g>
        <draw:frame draw:style-name="gr12" draw:text-style-name="P4" draw:layer="layout" svg:width="2.493cm" svg:height="4.118cm" svg:x="14.672cm" svg:y="7.97cm">
          <draw:text-box>
            <text:p text:style-name="P3"><text:span text:style-name="T1">Configurable Output delay</text:span></text:p>
          </draw:text-box>
        </draw:frame>
        <draw:polygon draw:style-name="gr5" draw:text-style-name="P5" draw:layer="layout" svg:width="1.56cm" svg:height="0.7cm" svg:x="11.675cm" svg:y="5.322cm" svg:viewBox="0 0 1561 701" draw:points="1561,174 174,174 174,0 0,350 174,701 174,525 1561,525">
          <text:p/>
        </draw:polygon>
        <draw:frame draw:style-name="gr8" draw:text-style-name="P2" draw:layer="layout" svg:width="1.56cm" svg:height="1.219cm" svg:x="11.675cm" svg:y="5.063cm">
          <draw:text-box>
            <text:p/>
          </draw:text-box>
        </draw:frame>
        <draw:polygon draw:style-name="gr2" draw:text-style-name="P2" draw:layer="layout" svg:width="1.56cm" svg:height="0.7cm" svg:x="11.675cm" svg:y="5.322cm" svg:viewBox="0 0 1561 701" draw:points="1561,174 174,174 174,0 0,350 174,701 174,525 1561,525">
          <text:p/>
        </draw:polygon>
        <draw:frame draw:style-name="gr8" draw:text-style-name="P2" draw:layer="layout" svg:width="1.56cm" svg:height="1.219cm" svg:x="11.675cm" svg:y="5.063cm">
          <draw:text-box>
            <text:p/>
          </draw:text-box>
        </draw:frame>
        <draw:frame draw:style-name="gr9" draw:text-style-name="P2" draw:layer="layout" svg:width="1.8cm" svg:height="1.418cm" svg:x="11.775cm" svg:y="5.834cm">
          <draw:text-box>
            <text:p text:style-name="P3"><text:span text:style-name="T1">Delay</text:span><text:span text:style-name="T1"><text:line-break/></text:span><text:span text:style-name="T1">Control</text:span></text:p>
          </draw:text-box>
        </draw:frame>
        <draw:polygon draw:style-name="gr5" draw:text-style-name="P5" draw:layer="layout" svg:width="0.7cm" svg:height="0.8cm" svg:x="12.725cm" svg:y="5.052cm" svg:viewBox="0 0 701 801" draw:points="525,801 527,174 701,174 350,0 0,174 174,174 174,801">
          <text:p/>
        </draw:polygon>
        <draw:frame draw:style-name="gr8" draw:text-style-name="P2" draw:layer="layout" svg:width="0.8cm" svg:height="1.219cm" draw:transform="rotate (1.5707963267949) translate (12.466cm 5.852cm)">
          <draw:text-box>
            <text:p/>
          </draw:text-box>
        </draw:frame>
        <draw:polygon draw:style-name="gr2" draw:text-style-name="P2" draw:layer="layout" svg:width="0.7cm" svg:height="0.8cm" svg:x="12.725cm" svg:y="5.052cm" svg:viewBox="0 0 701 801" draw:points="525,801 527,174 701,174 350,0 0,174 174,174 174,801">
          <text:p/>
        </draw:polygon>
        <draw:frame draw:style-name="gr8" draw:text-style-name="P2" draw:layer="layout" svg:width="0.8cm" svg:height="1.219cm" draw:transform="rotate (1.5707963267949) translate (12.466cm 5.852cm)">
          <draw:text-box>
            <text:p/>
          </draw:text-box>
        </draw:frame>
        <draw:frame draw:style-name="gr8" draw:text-style-name="P2" draw:layer="layout" svg:width="0.8cm" svg:height="1.219cm" draw:transform="rotate (1.5707963267949) translate (12.466cm 5.852cm)">
          <draw:text-box>
            <text:p/>
          </draw:text-box>
        </draw:frame>
        <draw:g>
          <draw:polygon draw:style-name="gr5" draw:text-style-name="P5" draw:layer="layout" svg:width="2.499cm" svg:height="1.8cm" svg:x="12.475cm" svg:y="3.252cm" svg:viewBox="0 0 2500 1801" draw:points="0,1801 2500,1801 2500,0 0,0">
            <text:p/>
          </draw:polygon>
          <draw:polygon draw:style-name="gr2" draw:text-style-name="P2" draw:layer="layout" svg:width="2.499cm" svg:height="1.8cm" svg:x="12.475cm" svg:y="3.252cm" svg:viewBox="0 0 2500 1801" draw:points="0,1801 2500,1801 2500,0 0,0">
            <text:p/>
          </draw:polygon>
        </draw:g>
        <draw:frame draw:style-name="gr13" draw:text-style-name="P4" draw:layer="layout" svg:width="2.499cm" svg:height="2.037cm" svg:x="12.475cm" svg:y="3.134cm">
          <draw:text-box>
            <text:p text:style-name="P3"><text:span text:style-name="T1">Configurable Control delay</text:span></text:p>
          </draw:text-box>
        </draw:frame>
        <draw:g>
          <draw:polygon draw:style-name="gr5" draw:text-style-name="P5" draw:layer="layout" svg:width="2.499cm" svg:height="3.286cm" svg:x="0.238cm" svg:y="8.549cm" svg:viewBox="0 0 2500 3287" draw:points="0,3287 2500,3287 2500,0 0,0">
            <text:p/>
          </draw:polygon>
          <draw:polygon draw:style-name="gr2" draw:text-style-name="P2" draw:layer="layout" svg:width="2.499cm" svg:height="3.286cm" svg:x="0.238cm" svg:y="8.549cm" svg:viewBox="0 0 2500 3287" draw:points="0,3287 2500,3287 2500,0 0,0">
            <text:p/>
          </draw:polygon>
        </draw:g>
        <draw:frame draw:style-name="gr14" draw:text-style-name="P4" draw:layer="layout" svg:width="2.499cm" svg:height="3.718cm" svg:x="0.238cm" svg:y="8.334cm">
          <draw:text-box>
            <text:p text:style-name="P3"><text:span text:style-name="T1">Configurable Input delay</text:span></text:p>
          </draw:text-box>
        </draw:frame>
        <draw:g>
          <draw:polygon draw:style-name="gr1" draw:text-style-name="P1" draw:layer="layout" svg:width="2.845cm" svg:height="2.108cm" draw:transform="skewX (0.000523598775598298) rotate (1.57777764380287) translate (14.9252268285028cm 14.7070854227897cm)" svg:viewBox="0 0 2846 2109" draw:points="527,527 527,0 0,1055 526,2107 526,1581 2319,1582 2319,2109 2846,1056 2319,1 2319,527">
            <text:p/>
          </draw:polygon>
          <draw:polygon draw:style-name="gr2" draw:text-style-name="P2" draw:layer="layout" svg:width="2.845cm" svg:height="2.108cm" draw:transform="skewX (0.000523598775598298) rotate (1.57777764380287) translate (14.9252268285028cm 14.7070854227897cm)" svg:viewBox="0 0 2846 2109" draw:points="527,527 527,0 0,1055 526,2107 526,1581 2319,1582 2319,2109 2846,1056 2319,1 2319,527">
            <text:p/>
          </draw:polygon>
        </draw:g>
        <draw:frame draw:style-name="gr4" draw:text-style-name="P4" draw:layer="layout" svg:width="3.61cm" svg:height="2.799cm" draw:transform="rotate (-0.00506145483078437) translate (14.177cm 11.849cm)">
          <draw:text-box>
            <text:p text:style-name="P3"><text:span text:style-name="T1">Data </text:span><text:span text:style-name="T1"><text:line-break/></text:span><text:span text:style-name="T1">and </text:span><text:span text:style-name="T1"><text:line-break/></text:span><text:span text:style-name="T1">ctrl. </text:span><text:span text:style-name="T1"><text:line-break/></text:span><text:span text:style-name="T1">out</text:span></text:p>
          </draw:text-box>
        </draw:frame>
        <draw:g>
          <draw:polygon draw:style-name="gr1" draw:text-style-name="P1" draw:layer="layout" svg:width="2.845cm" svg:height="2.108cm" draw:transform="skewX (0.000523598775598298) rotate (1.57777764380287) translate (12.6472268285028cm 3.23908542278971cm)" svg:viewBox="0 0 2846 2109" draw:points="527,527 527,0 0,1055 526,2107 526,1581 2319,1582 2319,2109 2846,1056 2319,1 2319,527">
            <text:p/>
          </draw:polygon>
          <draw:polygon draw:style-name="gr2" draw:text-style-name="P2" draw:layer="layout" svg:width="2.845cm" svg:height="2.108cm" draw:transform="skewX (0.000523598775598298) rotate (1.57777764380287) translate (12.6472268285028cm 3.23908542278971cm)" svg:viewBox="0 0 2846 2109" draw:points="527,527 527,0 0,1055 526,2107 526,1581 2319,1582 2319,2109 2846,1056 2319,1 2319,527">
            <text:p/>
          </draw:polygon>
        </draw:g>
        <draw:frame draw:style-name="gr4" draw:text-style-name="P4" draw:layer="layout" svg:width="3.61cm" svg:height="2.799cm" draw:transform="rotate (-0.00506145483078437) translate (11.899cm 0.381cm)">
          <draw:text-box>
            <text:p text:style-name="P3"><text:span text:style-name="T1">Ctrl.</text:span><text:span text:style-name="T1"><text:line-break/></text:span><text:span text:style-name="T1">data </text:span><text:span text:style-name="T1"><text:line-break/></text:span><text:span text:style-name="T1">and </text:span><text:span text:style-name="T1"><text:line-break/></text:span><text:span text:style-name="T1">sigs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5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0-03T17:20:56.768000000</dc:date>
    <meta:creation-date>2013-05-17T10:31:35Z</meta:creation-date>
    <meta:generator>LibreOffice/4.4.4.3$Windows_x86 LibreOffice_project/2c39ebcf046445232b798108aa8a7e7d89552ea8</meta:generator>
    <meta:editing-duration>PT1H9M12S</meta:editing-duration>
    <meta:editing-cycles>22</meta:editing-cycles>
    <meta:document-statistic meta:object-count="95"/>
  </office:meta>
</office:document-meta>
</file>